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</office:automatic-styles>
  <office:body>
    <office:text text:use-soft-page-breaks="true">
      <text:p text:style-name="P1">AWS<text:s/></text:p>
      <text:p text:style-name="P2">Relational Database</text:p>
      <text:p text:style-name="P3">Cost:</text:p>
      <text:p text:style-name="P4">Instance Size/ Type</text:p>
      <text:p text:style-name="P5">Multi AZ or not</text:p>
      <text:p text:style-name="P6">Storage type + Amount</text:p>
      <text:p text:style-name="P7">Backups + snapshots</text:p>
      <text:p text:style-name="P8">Licensing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en Fong Teng (NCS)</meta:initial-creator>
    <dc:creator>Yen Fong Teng (NCS)</dc:creator>
    <meta:creation-date>2025-11-30T04:04:00Z</meta:creation-date>
    <dc:date>2025-11-30T04:11:00Z</dc:date>
    <meta:template xlink:href="Normal" xlink:type="simple"/>
    <meta:editing-cycles>2</meta:editing-cycles>
    <meta:editing-duration>PT420S</meta:editing-duration>
    <meta:document-statistic meta:page-count="1" meta:paragraph-count="9" meta:word-count="20" meta:character-count="111" meta:row-count="9" meta:non-whitespace-character-count="100"/>
  </office:meta>
</office:document-meta>
</file>